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/HOU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table:formula="of:=[.D2]*[.E2]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formula="of:=[.D3]*[.E3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table:formula="of:=[.D4]*[.E4]"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formula="of:=[.D6]*[.E6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formula="of:=[.D7]*[.E7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table:formula="of:=[.D8]*[.E8]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ebruary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formula="of:=[.D9]*[.E9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D10]*[.E10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]*[.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table:formula="of:=[.D14]*[.E14]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D15]*[.E15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D18]*[.E18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9]*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D20]*[.E20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formula="of:=[.D23]*[.E23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formula="of:=[.D24]*[.E24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formula="of:=[.D26]*[.E26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.5</text:p>
          </table:table-cell>
          <table:table-cell office:value-type="float" office:value="1500" calcext:value-type="float">
            <text:p>1500</text:p>
          </table:table-cell>
          <table:table-cell table:formula="of:=[.D28]*[.E28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2]*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3]*[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4]*[.E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5]*[.E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6]*[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7]*[.E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8]*[.E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39]*[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rc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0]*[.E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1]*[.E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2]*[.E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3]*[.E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4]*[.E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5]*[.E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6]*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7]*[.E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8]*[.E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49]*[.E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0]*[.E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1]*[.E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2]*[.E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3]*[.E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4]*[.E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5]*[.E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6]*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7]*[.E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8]*[.E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59]*[.E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0]*[.E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1]*[.E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2]*[.E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3]*[.E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4]*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5]*[.E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6]*[.E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7]*[.E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8]*[.E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69]*[.E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0]*[.E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1]*[.E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2]*[.E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3]*[.E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4]*[.E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5]*[.E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6]*[.E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7]*[.E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8]*[.E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9]*[.E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0]*[.E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1]*[.E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2]*[.E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3]*[.E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4]*[.E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5]*[.E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6]*[.E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7]*[.E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8]*[.E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89]*[.E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0]*[.E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1]*[.E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2]*[.E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3]*[.E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4]*[.E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5]*[.E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6]*[.E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7]*[.E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8]*[.E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99]*[.E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0]*[.E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1]*[.E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2]*[.E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3]*[.E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4]*[.E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5]*[.E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6]*[.E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7]*[.E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8]*[.E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09]*[.E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0]*[.E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1]*[.E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2]*[.E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3]*[.E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4]*[.E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5]*[.E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6]*[.E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7]*[.E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8]*[.E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19]*[.E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0]*[.E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1]*[.E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2]*[.E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3]*[.E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4]*[.E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5]*[.E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6]*[.E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7]*[.E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28]*[.E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D129]*[.E129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0]*[.E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1]*[.E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2]*[.E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3]*[.E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4]*[.E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5]*[.E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6]*[.E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7]*[.E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8]*[.E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39]*[.E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0]*[.E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1]*[.E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formula="of:=[.D142]*[.E142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formula="of:=[.D143]*[.E143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4]*[.E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5]*[.E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6]*[.E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7]*[.E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8]*[.E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49]*[.E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0]*[.E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1]*[.E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2]*[.E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3]*[.E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4]*[.E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5]*[.E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6]*[.E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7]*[.E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8]*[.E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59]*[.E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60]*[.E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61]*[.E16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162]*[.E16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F2:.F161])" office:value-type="float" office:value="104250" calcext:value-type="float">
            <text:p>104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03:04:00.77961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4.2$Linux_X86_64 LibreOffice_project/10$Build-2</meta:generator>
    <meta:editing-cycles>0</meta:editing-cycles>
    <meta:editing-duration>P0D</meta:editing-duration>
    <meta:document-statistic meta:table-count="1" meta:cell-count="970" meta:object-count="0"/>
  </office:meta>
</office:document-meta>
</file>